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Double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compare( double thisValue , double tha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DoubleHolder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DoubleHolder.equal_to( XmlObjec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ubleHolder.serialize( double 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DoubleHolder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ubleHolder.validateLexical( String v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DoubleHolder.set_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ubleHolder.compare_to( XmlObjec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ubleHolder.set_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set_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set_BigInteger( BigIntege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set_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oubleHolder.get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